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3"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a58cb7"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dd54" officeooo:paragraph-rsid="00a5dd54"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officeooo:paragraph-rsid="006a78af"/>
    </style:style>
    <style:style style:name="P9" style:family="paragraph" style:parent-style-name="Standard">
      <style:paragraph-properties fo:text-align="justify" style:justify-single-word="false"/>
      <style:text-properties xmlns:officeooo="http://openoffice.org/2009/office" officeooo:paragraph-rsid="006a78af"/>
    </style:style>
    <style:style style:name="P10"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11"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3"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a58cb7"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text-align="center" style:justify-single-word="false"/>
      <style:text-properties xmlns:officeooo="http://openoffice.org/2009/office" style:use-window-font-color="true" style:font-name="Times New Roman" fo:font-size="12pt" fo:language="es" fo:country="ES" fo:font-weight="bold" officeooo:paragraph-rsid="006a78af" style:font-name-asian="Times New Roman1" style:font-size-asian="12pt" style:font-weight-asian="bold" style:font-name-complex="Times New Roman1" style:font-size-complex="12pt" style:font-weight-complex="bold"/>
    </style:style>
    <style:style style:name="T1" style:family="text">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3" style:family="text">
      <style:text-properties style:font-name="Times New Roman" fo:font-size="12pt" fo:language="es" fo:country="ES" fo:font-weight="normal"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style:font-name="Times New Roman" fo:font-size="12pt" fo:language="es" fo:country="ES" fo:font-weight="normal" officeooo:rsid="00a58cb7" style:font-name-asian="Times New Roman1" style:font-size-asian="12pt" style:font-weight-asian="normal" style:font-name-complex="Times New Roman1" style:font-size-complex="12pt" style:font-weight-complex="normal"/>
    </style:style>
    <style:style style:name="T5" style:family="text">
      <style:text-properties xmlns:officeooo="http://openoffice.org/2009/office" style:font-name="Times New Roman" fo:font-size="12pt" fo:language="es" fo:country="ES" fo:font-weight="normal" officeooo:rsid="00a5dd54" style:font-name-asian="Times New Roman1" style:font-size-asian="12pt" style:font-weight-asian="normal" style:font-name-complex="Times New Roman1" style:font-size-complex="12pt" style:font-weight-complex="normal"/>
    </style:style>
    <style:style style:name="T6" style:family="text">
      <style:text-properties xmlns:officeooo="http://openoffice.org/2009/office" style:font-name="Times New Roman" fo:font-size="12pt" fo:language="es" fo:country="ES" fo:font-weight="normal" officeooo:rsid="00a62f95"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STATUTOS DE LA ASOCIACIÓN</text:p>
      <text:p text:style-name="P11">“ Cannabis ”</text:p>
      <text:p text:style-name="P1"/>
      <text:p text:style-name="P3">DISPOSICIONES GENERALES</text:p>
      <text:p text:style-name="P2"/>
      <text:p text:style-name="P4">Artículo 1. Denominación.</text:p>
      <text:p text:style-name="P5">Esta asociación tiene personalidad jurídica propia para el cumplimiento de sus fines y se regulará por la Ley Orgánica 1/2002, de 22 de marzo, por estos estatutos y por los acuerdos establecidos válidamente por sus órganos, con total respeto a los principios de representación y organización democrática. </text:p>
      <text:p text:style-name="P8"><text:span text:style-name="T3">Esta Asociación funcionará con el nombre de </text:span><text:span text:style-name="T6">Cannabis</text:span><text:span text:style-name="T3">. </text:span></text:p>
      <text:p text:style-name="P5"/>
      <text:p text:style-name="P15">Artículo 2. Domicilio. </text:p>
      <text:p text:style-name="P8"><text:span text:style-name="T3">La asociación tendrá su domicilio social en la siguiente dirección postal: </text:span><text:span text:style-name="T4">Paseo de las Yeserías 11, Escalera 2, 4.º B, 28005, Madrid, España.</text:span><text:span text:style-name="T3"> </text:span><text:span text:style-name="T4">La Asociación tendrá como ámbito autonómico territorial de actuación la Comunidad Autónoma Canarias.</text:span></text:p>
      <text:p text:style-name="P5">Este domicilio podrá ser modificado y trasladado por acuerdo de la Asamblea General a propuesta de la Junta Directiva. </text:p>
      <text:p text:style-name="P5"/>
      <text:p text:style-name="P15">Artículo 3. Duración. </text:p>
      <text:p text:style-name="P5"/>
      <text:p text:style-name="P9"><text:span text:style-name="T1">La duración será por tiempo </text:span><text:span text:style-name="T2">limitado, constituyéndose por el plazo de 1 año y 6 meses.</text:span></text:p>
      <text:p text:style-name="P5"/>
      <text:p text:style-name="P15">Artículo 4. Fines (objetivos). </text:p>
      <text:p text:style-name="P5">De conformidad con el artículo 22 de la Constitución Española se constituye una entidad de derecho privado, no lucrativa, dotada de personalidad jurídica propia, capacidad de obrar y que se regirá por la Ley Orgánica 1/2002, de 22 de marzo, reguladora del Derecho de Asociación, siendo su objeto el que se especificará a continuación: </text:p>
      <text:p text:style-name="P8"><text:span text:style-name="T4">Vender maría de la buena.</text:span><text:span text:style-name="T3"> </text:span></text:p>
      <text:p text:style-name="P5"/>
      <text:p text:style-name="P15">Artículo 5. Actividades. </text:p>
      <text:p text:style-name="P5">Para el cumplimiento de sus fines la Asociación organizará las siguientes actividades: </text:p>
      <text:p text:style-name="P8"><text:span text:style-name="T4">Hablar con Pablo Escobar</text:span><text:span text:style-name="T3">. </text:span></text:p>
      <text:p text:style-name="P5"><text:s/><text:s/></text:p>
      <text:p text:style-name="P5"><text:soft-page-break/><text:s/></text:p>
      <text:p text:style-name="P16">MIEMBROS DE LA ASOCIACIÓN </text:p>
      <text:p text:style-name="P5"/>
      <text:p text:style-name="P15">Artículo 6. Requisitos para asociarse. </text:p>
      <text:p text:style-name="P13">Podrán ser miembros de la Asociación de forma libre y voluntaria, aquellas personas mayores de edad, con capacidad de obrar y que no estén sujetas a condición legal que lo impida, que tengan interés en el desarrollo de los objetivos de la Asociación.</text:p>
      <text:p text:style-name="P13">Además, para poder asociarse a la asociación deberán cumplirse los siguientes requisitos adicionales: Ser abogado.</text:p>
      <text:p text:style-name="P5"/>
      <text:p text:style-name="P15">Artículo 7. Clases de Asociados. </text:p>
      <text:p text:style-name="P5">Existirán las siguientes clases de asociados: </text:p>
      <text:p text:style-name="P5">- Fundadores: que serán aquellos que participen en el acto de constitución (creación) de la Asociación. </text:p>
      <text:p text:style-name="P6">- De número: Quienes hayan ingresado con posterioridad a la firma del acta fundacional de la asociación y se les admita como tales conforme a estos Estatutos.</text:p>
      <text:p text:style-name="P13">- Honoríficos: Quienes por decisión de la Asamblea General colaboren de forma notable en el desarrollo de los fines de la Asociación y/o quienes destaquen por ayudar con medios económicos y materiales a la Asociación.</text:p>
      <text:p text:style-name="P5"/>
      <text:p text:style-name="P15">Artículo 8. Causas de pérdida de la condición de asociado. </text:p>
      <text:p text:style-name="P5">Se perderá la condición de asociado por alguna de las causas siguientes: </text:p>
      <text:p text:style-name="P5">a) Por voluntad de la persona, manifestada por escrito a el órgano de representación. </text:p>
      <text:p text:style-name="P8"><text:span text:style-name="T3">b) Por incumplimiento de sus obligaciones económicas, si se dejan de pagar </text:span><text:span text:style-name="T4">4</text:span><text:span text:style-name="T3"> cuotas periódicas. </text:span></text:p>
      <text:p text:style-name="P5">c) Por conducta incorrecta, por desprestigiar a la Asociación con hechos o palabras que perturben gravemente los actos organizados por la misma y la normal convivencia entre los asociados. </text:p>
      <text:p text:style-name="P5">En los supuestos de sanción y separación de los asociados, se informará en todo caso al afectado de los hechos que puedan dar lugar a tales medidas, y se les oirá previamente, debiendo ser motivado el acuerdo que, en tal sentido, se adopte. </text:p>
      <text:p text:style-name="P5"/>
      <text:p text:style-name="P15">Artículo 9. Derechos de los asociados. </text:p>
      <text:p text:style-name="P5">a) Asistir, participar y votar en las Asambleas generales. </text:p>
      <text:p text:style-name="P5">b) Formar parte de los órganos de la asociación. </text:p>
      <text:p text:style-name="P5">c) Tener información del desarrollo de las actividades de la entidad, de su situación patrimonial y de la identidad de los asociados. </text:p>
      <text:p text:style-name="P5">d) Participar en los actos de la asociación. </text:p>
      <text:p text:style-name="P5">e) Conocer los estatutos, los reglamentos y normas de funcionamiento de la asociación. </text:p>
      <text:p text:style-name="P5"><text:soft-page-break/>f) Consultar los libros de la asociación, conforme a las normas que determinen su acceso a la documentación de la entidad. </text:p>
      <text:p text:style-name="P5">g) Separarse libremente de la asociación. </text:p>
      <text:p text:style-name="P5">h) Ser oído con carácter previo a la adopción de medidas disciplinarias contra su persona y a ser informado de los hechos que den lugar a tales medidas, debiendo ser motivado, en su caso, el acuerdo que imponga la sanción. </text:p>
      <text:p text:style-name="P5">i) Impugnar los acuerdos de los órganos de la asociación, cuando los estime contrarios a la Ley o a los Estatutos. </text:p>
      <text:p text:style-name="P5">f) Hacer sugerencias a los miembros de la Junta Directiva para un mejor cumplimiento de los fines de la Asociación. </text:p>
      <text:p text:style-name="P5">Los asociados de honor, y los menores de edad tendrán los mismos derechos salvo el de voto en la Asamblea General y el de participación en la Junta Directiva de la Asociación. </text:p>
      <text:p text:style-name="P5"/>
      <text:p text:style-name="P15">Artículo 10. Deberes de los asociados. </text:p>
      <text:p text:style-name="P5">a) Compartir las finalidades de la asociación y colaborar para la consecución de las mismas. </text:p>
      <text:p text:style-name="P5">b) Pagar las cuotas, derramas y otras aportaciones que se determinen mediante acuerdo adoptado por la Asamblea General. </text:p>
      <text:p text:style-name="P5">c) Cumplir el resto de obligaciones que resulten de las disposiciones estatutarias. </text:p>
      <text:p text:style-name="P5">d) Acatar y cumplir los acuerdos válidamente adoptados por los órganos de gobierno y representación de la Asociación. </text:p>
      <text:p text:style-name="P5"/>
      <text:p text:style-name="P16">ÓRGANOS DE GOBIERNO </text:p>
      <text:p text:style-name="P5"/>
      <text:p text:style-name="P15">Artículo 11. Órganos de gobierno y representación de la Asociación. </text:p>
      <text:p text:style-name="P5">Los órganos de gobierno y representación de la Asociación son, respectivamente, la Asamblea General y la Junta Directiva. </text:p>
      <text:p text:style-name="P5"/>
      <text:p text:style-name="P16">ASAMBLEA GENERAL </text:p>
      <text:p text:style-name="P5"/>
      <text:p text:style-name="P8"><text:span text:style-name="T7">Artículo 12. Naturaleza.</text:span><text:span text:style-name="T3"> </text:span></text:p>
      <text:p text:style-name="P5">La Asamblea General es el órgano supremo de la Asociación, integrada por todos los asociados, que adoptará sus acuerdos bajo el principio democrático de mayorías de los votos válidamente emitidos. </text:p>
      <text:p text:style-name="P5"><text:s/></text:p>
      <text:p text:style-name="P15"><text:soft-page-break/>Artículo 13. <text:s/>Reuniones. </text:p>
      <text:p text:style-name="P5">Deberá ser convocada al menos en sesión ordinaria una vez al año, dentro del primer trimestre anual, para examinar y aprobar la liquidación anual de las cuentas del ejercicio anterior, el presupuesto del ejercicio corriente y la memoria de actividades del ejercicio anterior. </text:p>
      <text:p text:style-name="P5">Asimismo se podrá convocar en sesión extraordinaria cuando así lo acuerde el órgano de representación y cuando lo soliciten un número de asociados no inferior al 10%. </text:p>
      <text:p text:style-name="P5">En el supuesto de que la convocatoria se efectúe a iniciativa de los asociados, la reunión deberá celebrarse en el plazo de treinta días naturales desde la presentación de la solicitud. </text:p>
      <text:p text:style-name="P5"/>
      <text:p text:style-name="P15">Artículo 14. <text:s/>Convocatorias. </text:p>
      <text:p text:style-name="P5">Las Asambleas Generales serán convocadas por el Presidente, haciendo expresa indicación del orden del día establecido por el órgano de representación o por los asociados que hayan solicitado su convocatoria. </text:p>
      <text:p text:style-name="P5">En ambos casos, se incluirán en el orden del día aquéllos asuntos que propongan los asociados, cuando así lo soliciten un porcentaje no inferior a 10%. </text:p>
      <text:p text:style-name="P5">Por razones de urgencia, podrán reducirse los mencionados plazos. </text:p>
      <text:p text:style-name="P5"/>
      <text:p text:style-name="P15">Artículo 15. Quórum de validez de constitución y quórum de adopción de acuerdos. </text:p>
      <text:p text:style-name="P5">Las Asambleas Generales, tanto ordinarias como extraordinarias, quedarán válidamente constituidas, en primera convocatoria cuando concurran a ella, presentes o representados, un tercio de los asociados, y en la segunda convocatoria cualquiera que sea el número de asociados concurrentes. </text:p>
      <text:p text:style-name="P5">Los asociados podrán conferir, con carácter especial para cada reunión, su representación a otro asociado o persona que estimen procedente, mediante escrito dirigido a la Presidencia. </text:p>
      <text:p text:style-name="P5">Entre la convocatoria y el día señalado para la celebración de la Asamblea General en primera convocatoria habrán de mediar al menos 7 días pudiendo asimismo hacerse constar la fecha en la que, si procediera se reunirá la Asamblea General en segunda convocatoria, sin que entre una y otra reunión no pueda mediar un plazo inferior a 7 días. </text:p>
      <text:p text:style-name="P5">Los acuerdos se tomarán por mayoría simple de votos de las personas presentes o representadas, salvo en los supuestos de modificación de estatutos, disolución de la asociación, disposición o enajenación (venta) de bienes o remuneración de los miembros de la Junta Directiva, en los que será necesaria una mayoría cualificada de 2/3 de los votos de las personas presentes o representadas, decidiendo en caso de empate el voto de calidad del Presidente, o de quien haga su papel. </text:p>
      <text:p text:style-name="P5"/>
      <text:p text:style-name="P15">Artículo 16. Facultades de la Asamblea General. </text:p>
      <text:p text:style-name="P5"><text:soft-page-break/>Corresponde a la Asamblea General, deliberar y tomar acuerdos sobre los siguientes asuntos: </text:p>
      <text:p text:style-name="P5">1) Examinar y aprobar el Plan General de actuación y la Memoria anual de actividades que le presente el órgano de representación. </text:p>
      <text:p text:style-name="P5">2) Aprobar el Presupuesto anual de gastos e ingresos del siguiente año y el estado de cuentas del ejercicio anterior. </text:p>
      <text:p text:style-name="P5">3) Decidir sobre la disposición o enajenación de bienes. </text:p>
      <text:p text:style-name="P5">4) Elegir y separar a los miembros de el órgano de representación. </text:p>
      <text:p text:style-name="P5">5) Solicitar la declaración de utilidad pública o interés público </text:p>
      <text:p text:style-name="P5">6) Acordar la integración de la asociación en Federaciones o Confederaciones, así como la separación de las mismas. </text:p>
      <text:p text:style-name="P5">7) Controlar la actividad del órgano de representación y aprobar su gestión. </text:p>
      <text:p text:style-name="P5">8) Modificar los Estatutos. </text:p>
      <text:p text:style-name="P5">9) Acordar la disolución de la Asociación. </text:p>
      <text:p text:style-name="P5">10) Designar la Comisión Liquidadora en caso de disolución. </text:p>
      <text:p text:style-name="P5">11) Acordar la remuneración de los miembros del órgano de representación, en su caso. </text:p>
      <text:p text:style-name="P5">12) Ratificar las altas acordadas por el órgano de representación y conocer las bajas voluntarias de los asociados. </text:p>
      <text:p text:style-name="P5">13) Resolver, en última instancia, los expedientes relativos a sanción y separación de los asociados, tramitados conforme al procedimiento disciplinario establecido en los presentes Estatutos. </text:p>
      <text:p text:style-name="P5">Otras que le sean de su competencia en atención a la normativa aplicable. </text:p>
      <text:p text:style-name="P5"><text:s/><text:s/></text:p>
      <text:p text:style-name="P16">JUNTA DIRECTIVA </text:p>
      <text:p text:style-name="P5"/>
      <text:p text:style-name="P15">Artículo 17. <text:s/>Naturaleza y composición. </text:p>
      <text:p text:style-name="P5">El órgano de representación de la asociación se denomina Junta Directiva. </text:p>
      <text:p text:style-name="P5">Este órgano gestiona y representa los intereses de la Asociación, de acuerdo con las disposiciones y directivas de la Asamblea General. <text:s/>Sólo podrán formar parte del órgano de representación los asociados. </text:p>
      <text:p text:style-name="P5">Estará formada por un Presidente, un Secretario, y en su caso un Vicepresidente, un Tesorero y Vocales, designados por la Asamblea General entre los asociados mayores de edad. Su mandato tendrá una duración de 1 año. </text:p>
      <text:p text:style-name="P5"><text:s/><text:s/></text:p>
      <text:p text:style-name="P6">Los cargos que componen la Junta Directiva serán retribuidos en la cantidad que se indica a continuación:

- Presidente: 2000 € anuales

- Vicepresidente: 2000 € anuales

- Secretario: 2000 € anuales

- Tesorero: 2000 € anuales

- Vocales: 2000 € anuales</text:p>
      <text:p text:style-name="P5"><text:soft-page-break/></text:p>
      <text:p text:style-name="P15">Artículo 18. <text:s/>Reuniones y quórum de constitución y adopción de acuerdos. </text:p>
      <text:p text:style-name="P8"><text:span text:style-name="T3">La Junta Directiva se reunirá previa convocatoria, debiendo haber al menos tres días entre ésta y su celebración, todas las veces que lo considere su Presidente y a petición del </text:span><text:span text:style-name="T4">50</text:span><text:span text:style-name="T3"> % del total de asociados. Quedará constituida cuando asista la mitad más uno de sus miembros y para que sus acuerdos sean válidos deberán ser acordados por mayoría de votos. En caso de empate, será de calidad el voto del Presidente o de quien haga su papel. </text:span></text:p>
      <text:p text:style-name="P5"/>
      <text:p text:style-name="P15">Artículo 19. Facultades de la Junta Directiva. </text:p>
      <text:p text:style-name="P5">Las facultades del órgano de representación se extenderán, con carácter general, a todos los actos propios de las finalidades de la asociación, siempre que no requieran, conforme a los presentes Estatutos, autorización expresa de la Asamblea General. </text:p>
      <text:p text:style-name="P5">En particular son facultades del órgano de representación: </text:p>
      <text:p text:style-name="P5">a) Velar por el cumplimiento de los Estatutos y ejecutar los acuerdos tomados en las Asambleas Generales. </text:p>
      <text:p text:style-name="P5">b) Confeccionar las memorias, cuentas, inventarios, balances y presupuestos de la Asociación. </text:p>
      <text:p text:style-name="P5">c) Elaborar el borrador del Reglamento de Régimen Interior. </text:p>
      <text:p text:style-name="P5">d) Acordar la celebración de actividades. </text:p>
      <text:p text:style-name="P5">e) Tener a disposición de los asociados el Libro de Registro de Asociados. </text:p>
      <text:p text:style-name="P5">f) Tener a disposición de los asociados los libros de Actas y de Contabilidad; así como la documentación de la entidad. </text:p>
      <text:p text:style-name="P5">g) Recaudar la cuota de los asociados y administrar los fondos sociales. </text:p>
      <text:p text:style-name="P5">h) Instruir los expedientes relativos a la sanción y separación de los asociados y adoptar, de forma cautelar, la resolución que proceda de los mismos, hasta su resolución definitiva por la Asamblea General. </text:p>
      <text:p text:style-name="P5">i) Proponer a la Asamblea General para su aprobación las cuentas anuales y el presupuesto formulados por el tesorero, así como la memoria de actividades formuladas por el secretario. </text:p>
      <text:p text:style-name="P5"/>
      <text:p text:style-name="P15">Artículo 20. <text:s/>El Presidente. </text:p>
      <text:p text:style-name="P5">Serán atribuciones del Presidente serán: </text:p>
      <text:p text:style-name="P5">a) Ostentar la representación legal de la Asociación. </text:p>
      <text:p text:style-name="P5">b) Convocar y presidir las reuniones del órgano de representación y de la Asamblea General de acuerdo con lo establecido en los presentes Estatutos. </text:p>
      <text:p text:style-name="P5">c) Velar por el cumplimiento de los fines sociales. </text:p>
      <text:p text:style-name="P5"><text:soft-page-break/>d) Autorizar con su firma las actas, certificaciones y demás documentos de la Asociación. </text:p>
      <text:p text:style-name="P5">e) Solicitar, percibir o hacer efectivas las ayudas, subvenciones o patrocinios que por cualquier concepto provengan de organismos públicos o entidades privadas, así como contratar y convenir con entes públicos de cualquier naturaleza y privados. </text:p>
      <text:p text:style-name="P5">f) Y cuantas facultades se le confieran, no expresamente asignadas a otros órganos. </text:p>
      <text:p text:style-name="P5">g) Tendrá a su cargo los fondos pertenecientes a la Asociación. </text:p>
      <text:p text:style-name="P5">h) Elaborar los presupuestos, balances e inventarios de la Asociación. </text:p>
      <text:p text:style-name="P5">i) Firmará los recibos, cobrará las cuotas de los asociados y efectuará todos los cobros y pagos. </text:p>
      <text:p text:style-name="P5">j) Llevar y custodiar los Libros de Contabilidad. </text:p>
      <text:p text:style-name="P5">k) Formular las cuentas anuales y el presupuesto </text:p>
      <text:p text:style-name="P5"/>
      <text:p text:style-name="P15">Artículo 21. El Vicepresidente. </text:p>
      <text:p text:style-name="P5">Serán facultades del <text:s/>Vicepresidente: </text:p>
      <text:p text:style-name="P5">a) Sustituir al Presidente en caso de vacante, ausencia o enfermedad asumiendo sus funciones, con carácter provisional, cuando el titular cesare en el cargo. </text:p>
      <text:p text:style-name="P5">Las que les deleguen el Presidente o la Asamblea General. </text:p>
      <text:p text:style-name="P5"/>
      <text:p text:style-name="P15">Artículo 22. El Secretario. </text:p>
      <text:p text:style-name="P5">El Secretario tendrá a su cargo la dirección de los trabajos puramente administrativos de la Asociación, expedirá certificaciones, llevará los ficheros y guardará la documentación de la entidad, remitiendo en su caso, las comunicaciones a la Administración, con los requisitos oportunos. </text:p>
      <text:p text:style-name="P5"><text:s/><text:s/></text:p>
      <text:p text:style-name="P8"><text:span text:style-name="T7">Artículo 23. El Tesorero.</text:span><text:span text:style-name="T3"> </text:span></text:p>
      <text:p text:style-name="P5">El Tesorero recaudará los fondos pertenecientes a la Asociación y cumplirá con las órdenes de pago que expida el Presidente. </text:p>
      <text:p text:style-name="P5"/>
      <text:p text:style-name="P15">Artículo 24. Los Vocales. </text:p>
      <text:p text:style-name="P5">Los Vocales tendrán las obligaciones propias de su cargo como miembro de la Junta Directiva y así como las que nazcan de las delegaciones o comisiones de trabajo que la propia Junta les encargue. </text:p>
      <text:p text:style-name="P5"><text:s/></text:p>
      <text:p text:style-name="P16">RÉGIMEN ECONÓMICO </text:p>
      <text:p text:style-name="P5"><text:soft-page-break/></text:p>
      <text:p text:style-name="P15">Artículo 25. Patrimonio. </text:p>
      <text:p text:style-name="P6">La asociación cuenta en la actualidad con un patrimonio de 5000 € compuesto por las cuotas de admisión pagadas por los asociados y que se utilizarán en cada ejercicio para conseguir los objetivos y realizar actividades de la asociación.</text:p>
      <text:p text:style-name="P6">Cuenta además con los siguientes bienes: 2 mesas y 1 armario. Los referidos objetos y muebles constan en inventario que lleva a cabo el Secretario de la asociación.</text:p>
      <text:p text:style-name="P5"/>
      <text:p text:style-name="P15">Artículo 26. Recursos. </text:p>
      <text:p text:style-name="P5">La Junta general puede disponer de los recursos de la asociación con el límite fijado en los presupuestos anuales que se elaboren y aprueben. </text:p>
      <text:p text:style-name="P5">Constituirán los recursos económicos de la Asociación: </text:p>
      <text:p text:style-name="P5">a) Las cuotas de los miembros, periódicas o extraordinarias. </text:p>
      <text:p text:style-name="P5">b) Las aportaciones, subvenciones, donaciones a título gratuito, herencias y legados recibidos. </text:p>
      <text:p text:style-name="P5">c) Bienes muebles e inmuebles </text:p>
      <text:p text:style-name="P5">d) Cualquier otro recurso susceptible de valoración económica y admitido en derecho. </text:p>
      <text:p text:style-name="P5"/>
      <text:p text:style-name="P15">Artículo 27. Duración del ejercicio. </text:p>
      <text:p text:style-name="P9"><text:span text:style-name="T1">El ejercicio asociativo y económico será anual y su cierre tendrá lugar </text:span><text:span text:style-name="T2">el 31 de Mayo de cada año.</text:span></text:p>
      <text:p text:style-name="P5"/>
      <text:p text:style-name="P16">DISOLUCIÓN </text:p>
      <text:p text:style-name="P5"/>
      <text:p text:style-name="P15">Artículo 28. Disolución. </text:p>
      <text:p text:style-name="P5">La Asociación se disolverá voluntariamente cuando así lo acuerde la Asamblea General, con el voto favorable de las tres quintas partes de los miembros asistentes. Además, la Asociación también podrá disolverse: </text:p>
      <text:p text:style-name="P5"><text:tab/>a) Por Sentencia judicial firme. </text:p>
      <text:p text:style-name="P5"><text:tab/>b) Por acuerdo de la Asamblea General Extraordinaria. </text:p>
      <text:p text:style-name="P5"><text:tab/>c) Por las causas determinadas en el artículo 39 del Código Civil. </text:p>
      <text:p text:style-name="P5"/>
      <text:p text:style-name="P15">Artículo 29. Liquidación y destino del remanente. </text:p>
      <text:p text:style-name="P5">En caso de disolución se nombrará una comisión liquidadora. Una vez pagadas las deudas, el dinero sobrante, en su caso, se utilizará para objetivos que no desvirtúen la naturaleza no lucrativa de la Asociación. </text:p>
      <text:p text:style-name="P5"><text:soft-page-break/>La Comisión Liquidadora que tendrá las siguientes funciones: </text:p>
      <text:p text:style-name="P5"><text:tab/>a) Velar por la integridad del patrimonio de la asociación. </text:p>
      <text:p text:style-name="P5"><text:tab/>b) Concluir las operaciones pendientes y efectuar las nuevas, que sean precisas para la <text:tab/>liquidación de la asociación. </text:p>
      <text:p text:style-name="P5"><text:tab/>c) Cobrar los créditos de la entidad. </text:p>
      <text:p text:style-name="P5"><text:tab/>d) Liquidar el patrimonio y pagar a los acreedores. </text:p>
      <text:p text:style-name="P5"><text:tab/>e) Aplicar los bienes sobrantes a los fines previstos en los presentes Estatutos. </text:p>
      <text:p text:style-name="P5"><text:tab/>f) Solicitar la inscripción de la disolución en el Registro de Asociaciones. </text:p>
      <text:p text:style-name="P5"/>
      <text:p text:style-name="P8"><text:span text:style-name="T3">En </text:span><text:span text:style-name="T5">Madrid</text:span><text:span text:style-name="T3">, a </text:span><text:span text:style-name="T5">12 de febrero de 2020</text:span><text:span text:style-name="T3">. </text:span></text:p>
      <text:p text:style-name="P5"/>
      <text:p text:style-name="P5"/>
      <text:p text:style-name="P5"/>
      <text:p text:style-name="P5"/>
      <text:p text:style-name="P5"/>
      <text:p text:style-name="P5"/>
      <text:p text:style-name="P5">Fdo.: Los promotores. </text:p>
      <text:p text:style-name="P7">Sara Houston Buesa</text:p>
      <text:p text:style-name="P7">Sara Houston Buesa</text:p>
      <text:p text:style-name="P7">Sara Houston Buesa</text:p>
      <text:p text:style-name="P5"/>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1</meta:editing-cycles>
    <meta:creation-date>2019-11-25T09:28:00</meta:creation-date>
    <dc:date>2020-08-11T18:07:58.753222321</dc:date>
    <meta:editing-duration>P1DT22H48M23S</meta:editing-duration>
    <meta:generator>WebODF/0.5.9 Mozilla/5.0 (Macintosh; Intel Mac OS X 10_15_2) AppleWebKit/537.36 (KHTML, like Gecko) Cypress/4.5.0 Chrome/80.0.3987.163 Electron/8.2.3 Safari/537.36</meta:generator>
    <meta:document-statistic meta:table-count="0" meta:image-count="0" meta:object-count="0" meta:page-count="9" meta:paragraph-count="165" meta:word-count="2267" meta:character-count="14594" meta:non-whitespace-character-count="123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